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0pt" fo:font-weight="bold" fo:background-color="#ffff99" style:font-size-asian="10pt" style:font-weight-asian="bold" style:font-size-complex="10pt" style:font-weight-complex="bold"/>
    </style:style>
    <style:style style:name="P2" style:family="paragraph" style:parent-style-name="Standard">
      <style:text-properties style:font-name="Calibri" fo:font-size="10pt" fo:background-color="#ff3333" style:font-size-asian="10pt" style:font-size-complex="10pt"/>
    </style:style>
    <style:style style:name="P3" style:family="paragraph" style:parent-style-name="Standard">
      <style:text-properties style:font-name="Calibri" fo:font-size="10pt" fo:background-color="transparent" style:font-size-asian="10pt" style:font-size-complex="10pt"/>
    </style:style>
    <style:style style:name="P4" style:family="paragraph" style:parent-style-name="Standard">
      <style:paragraph-properties fo:background-color="transparent">
        <style:background-image/>
      </style:paragraph-properties>
      <style:text-properties style:font-name="Calibri" fo:font-size="10pt" fo:background-color="transparent" style:font-size-asian="10pt" style:font-size-complex="10pt"/>
    </style:style>
    <style:style style:name="P5" style:family="paragraph" style:parent-style-name="Standard">
      <style:text-properties style:font-name="Calibri" fo:font-size="10pt" fo:background-color="transparen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eedom from COVID Alarmism</text:p>
      <text:p text:style-name="P3"/>
      <text:p text:style-name="P3">In an ever increasingly challenging world where autocracies are having unprecedented influence and Western democracy is being framed as the enemy, Forward Thinking Australia believes there has never been a more important time to protect the rights, freedoms and civil liberties of Australians.</text:p>
      <text:p text:style-name="P3"/>
      <text:p text:style-name="P3">The Liberal Democrats are the only political party with a policy platform which has been specifically developed to focus on the restoration of the freedoms lost through a reckless and unworkable response to the China virus.</text:p>
      <text:p text:style-name="P3"/>
      <text:p text:style-name="P3">We have witnessed facts and science be cast aside in favor of fear porn, causing panic among State, Territory and Federal Government leaders which saw them strip inherent freedoms from Australians under emergency powers.</text:p>
      <text:p text:style-name="P3"/>
      <text:p text:style-name="P3">On all counts, the response has been disproportionate to the threat.</text:p>
      <text:p text:style-name="P2"/>
      <text:p text:style-name="P3">Many of the freedoms that have been so recklessly tampered with have for too long been taken for granted.</text:p>
      <text:p text:style-name="P3"/>
      <text:p text:style-name="P3">Many Australians misjudged their fragility.</text:p>
      <text:p text:style-name="P2"/>
      <text:p text:style-name="P4">Leaders have often praised Australia's democratic institutions one day, but tampered with our freedoms the next, in an unbelievable act of hypocrisy.</text:p>
      <text:p text:style-name="P3"/>
      <text:p text:style-name="P3">Leaders were much too hasty in implementing lockdowns without any reliable evidence which supported the argument that lockdowns would successfully counter the China virus.</text:p>
      <text:p text:style-name="P3"/>
      <text:p text:style-name="P3">Despite leaders presenting lies to the public and praising lockdowns, the evidence suggests lockdowns did not work, instead caused detrimental economic damage and increased overall debt to historical highs.</text:p>
      <text:p text:style-name="P2"/>
      <text:p text:style-name="P3">Protests have been widespread throughout the country but unfortunately have been met with overzealous and aggressive responses which unquestionably amplified the intensity, causing violence which would have otherwise been avoided.</text:p>
      <text:p text:style-name="P3"/>
      <text:p text:style-name="P3">Vaccine mandates have been implemented despite a promise by the Prime Minister that they would not be.</text:p>
      <text:p text:style-name="P3"/>
      <text:p text:style-name="P3">Vaccine mandates have made it near impossible for Australians to make a conscientious objection and still maintain a normal lifestyle.</text:p>
      <text:p text:style-name="P3"/>
      <text:p text:style-name="P3">Vaccine mandates in the workplace have received full support from governments and councils at all levels, placing workers in a very difficult position where they are forced to choose between a vaccine or a job.</text:p>
      <text:p text:style-name="P3"/>
      <text:p text:style-name="P3">Vaccine mandates are cruel, immoral and inconsistent with the values of democracy.</text:p>
      <text:p text:style-name="P3"/>
      <text:p text:style-name="P3">Vaccine programs should always be voluntary and all vaccine mandates must be reversed.</text:p>
      <text:p text:style-name="P3"/>
      <text:p text:style-name="P3">We must never again allow premature and experimental vaccines to be forced on Australians, against their will or through mandates.</text:p>
      <text:p text:style-name="P3"/>
      <text:p text:style-name="P3">QR check-ins become mandatory for almost every premises, violating the rights to privacy of Australians, increasing the likelihood of tracking and adding to already invasive government mass-surveillance programs.</text:p>
      <text:p text:style-name="P3"/>
      <text:p text:style-name="P3">Multiple reports detailed allegations of check-in data being illegally accessed by circumventing the protections in place that were supposed to prevent unauthorized access.</text:p>
      <text:p text:style-name="P3"/>
      <text:p text:style-name="P3">State QR check-in systems have been combined with Federal Medicare vaccine data to create a vaccine passport program, despite promises such a program would never be created.</text:p>
      <text:p text:style-name="P3"/>
      <text:p text:style-name="P3">Forward Thinking Australia wants to see Australia return to an open, free and safe society where we can adapt to live with <text:soft-page-break/>the China virus, instead of stripping Australians of their inherent freedoms and subjecting them to fear porn through a compliant fake news establishment.</text:p>
      <text:p text:style-name="P3"/>
      <text:p text:style-name="P3">Forward Thinking Australia supports the Liberal Democrats who would push for the Federal Government to establish a Royal Commission into Australia's pandemic response.</text:p>
      <text:p text:style-name="P3"/>
      <text:p text:style-name="P3">Forward Thinking Australia supports the Liberal Democrats for the Australian Federal Election scheduled for May 21, 20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cGimpsey-Jones</meta:initial-creator>
    <meta:creation-date>2022-03-24T09:52:42.02</meta:creation-date>
    <dc:date>2022-04-14T16:31:04.06</dc:date>
    <dc:creator>Chris McGimpsey-Jones</dc:creator>
    <meta:editing-duration>PT8H13M15S</meta:editing-duration>
    <meta:editing-cycles>69</meta:editing-cycles>
    <meta:generator>OpenOffice/4.1.11$Win32 OpenOffice.org_project/4111m1$Build-9808</meta:generator>
    <meta:document-statistic meta:table-count="0" meta:image-count="0" meta:object-count="0" meta:page-count="2" meta:paragraph-count="23" meta:word-count="537" meta:character-count="3601"/>
  </office:meta>
</office:document-meta>
</file>